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number-columns-repeated="1016" table:default-cell-style-name="ce1"/>
        <table:table-row table:style-name="ro1">
          <table:table-cell office:value-type="string">
            <text:p>cpu encode:Lena64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929832">
            <text:p>9.30E-05</text:p>
          </table:table-cell>
          <table:table-cell office:value-type="float" office:value="0.00223207">
            <text:p>0.00223207</text:p>
          </table:table-cell>
          <table:table-cell table:style-name="ce2" office:value-type="float" office:value="0.0000529289">
            <text:p>5.29E-05</text:p>
          </table:table-cell>
          <table:table-cell table:style-name="ce2" office:value-type="float" office:value="0.0000948906">
            <text:p>9.49E-05</text:p>
          </table:table-cell>
          <table:table-cell office:value-type="float" office:value="0.00247288">
            <text:p>0.002472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64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table:style-name="ce2" office:value-type="float" office:value="0.000000953674">
            <text:p>9.54E-07</text:p>
          </table:table-cell>
          <table:table-cell office:value-type="float" office:value="0.000132084">
            <text:p>0.000132084</text:p>
          </table:table-cell>
          <table:table-cell table:style-name="ce2" office:value-type="float" office:value="0.0000209808">
            <text:p>2.10E-05</text:p>
          </table:table-cell>
          <table:table-cell office:value-type="float" office:value="0.00243902">
            <text:p>0.00243902</text:p>
          </table:table-cell>
          <table:table-cell office:value-type="float" office:value="0.000141859">
            <text:p>0.000141859</text:p>
          </table:table-cell>
          <table:table-cell office:value-type="float" office:value="0.0027349">
            <text:p>0.00273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64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0110698">
            <text:p>0.00110698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office:value-type="float" office:value="0.00110432">
            <text:p>0.001104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64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table:style-name="ce2" office:value-type="float" office:value="0.0000140667">
            <text:p>1.41E-05</text:p>
          </table:table-cell>
          <table:table-cell table:style-name="ce2" office:value-type="float" office:value="0.0000350475">
            <text:p>3.50E-05</text:p>
          </table:table-cell>
          <table:table-cell table:style-name="ce2" office:value-type="float" office:value="0.0000138283">
            <text:p>1.38E-05</text:p>
          </table:table-cell>
          <table:table-cell table:style-name="ce2" office:value-type="float" office:value="0.00000596046">
            <text:p>5.96E-06</text:p>
          </table:table-cell>
          <table:table-cell office:value-type="float" office:value="0.000499964">
            <text:p>0.000499964</text:p>
          </table:table-cell>
          <table:table-cell office:value-type="float" office:value="0.000103951">
            <text:p>0.000103951</text:p>
          </table:table-cell>
          <table:table-cell office:value-type="float" office:value="0.000672817">
            <text:p>0.000672817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12448">
            <text:p>1.24E-05</text:p>
          </table:table-cell>
          <table:table-cell table:style-name="ce2" office:value-type="float" office:value="0.000037536">
            <text:p>3.75E-05</text:p>
          </table:table-cell>
          <table:table-cell table:style-name="ce2" office:value-type="float" office:value="0.000017568">
            <text:p>1.76E-05</text:p>
          </table:table-cell>
          <table:table-cell table:style-name="ce2" office:value-type="float" office:value="0.000010144">
            <text:p>1.01E-05</text:p>
          </table:table-cell>
          <table:table-cell office:value-type="float" office:value="0.00056736">
            <text:p>0.00056736</text:p>
          </table:table-cell>
          <table:table-cell table:style-name="ce2" office:value-type="float" office:value="0.00003072">
            <text:p>3.07E-05</text:p>
          </table:table-cell>
          <table:table-cell office:value-type="float" office:value="0.000675776">
            <text:p>0.0006757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64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table:style-name="ce2" office:value-type="float" office:value="0.0000178814">
            <text:p>1.79E-05</text:p>
          </table:table-cell>
          <table:table-cell table:style-name="ce2" office:value-type="float" office:value="0.000056982">
            <text:p>5.70E-05</text:p>
          </table:table-cell>
          <table:table-cell table:style-name="ce2" office:value-type="float" office:value="0.00000715256">
            <text:p>7.15E-06</text:p>
          </table:table-cell>
          <table:table-cell table:style-name="ce2" office:value-type="float" office:value="0.00000500679">
            <text:p>5.01E-06</text:p>
          </table:table-cell>
          <table:table-cell table:style-name="ce2" office:value-type="float" office:value="0.00000405312">
            <text:p>4.05E-06</text:p>
          </table:table-cell>
          <table:table-cell table:style-name="ce2" office:value-type="float" office:value="0.000015974">
            <text:p>1.60E-05</text:p>
          </table:table-cell>
          <table:table-cell office:value-type="float" office:value="0.00010705">
            <text:p>0.00010705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18208">
            <text:p>1.82E-05</text:p>
          </table:table-cell>
          <table:table-cell table:style-name="ce2" office:value-type="float" office:value="0.000060992">
            <text:p>6.10E-05</text:p>
          </table:table-cell>
          <table:table-cell table:style-name="ce2" office:value-type="float" office:value="0.000010336">
            <text:p>1.03E-05</text:p>
          </table:table-cell>
          <table:table-cell table:style-name="ce2" office:value-type="float" office:value="0.000027296">
            <text:p>2.73E-05</text:p>
          </table:table-cell>
          <table:table-cell table:style-name="ce2" office:value-type="float" office:value="0.000011936">
            <text:p>1.19E-05</text:p>
          </table:table-cell>
          <table:table-cell table:style-name="ce2" office:value-type="float" office:value="0.000016128">
            <text:p>1.61E-05</text:p>
          </table:table-cell>
          <table:table-cell office:value-type="float" office:value="0.000144896">
            <text:p>0.00014489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128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00319004">
            <text:p>0.000319004</text:p>
          </table:table-cell>
          <table:table-cell office:value-type="float" office:value="0.00889897">
            <text:p>0.00889897</text:p>
          </table:table-cell>
          <table:table-cell office:value-type="float" office:value="0.000152826">
            <text:p>0.000152826</text:p>
          </table:table-cell>
          <table:table-cell office:value-type="float" office:value="0.00020504">
            <text:p>0.00020504</text:p>
          </table:table-cell>
          <table:table-cell office:value-type="float" office:value="0.00957584">
            <text:p>0.009575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128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397921">
            <text:p>0.000397921</text:p>
          </table:table-cell>
          <table:table-cell table:style-name="ce2" office:value-type="float" office:value="0.0000450611">
            <text:p>4.51E-05</text:p>
          </table:table-cell>
          <table:table-cell office:value-type="float" office:value="0.00977612">
            <text:p>0.00977612</text:p>
          </table:table-cell>
          <table:table-cell office:value-type="float" office:value="0.000202179">
            <text:p>0.000202179</text:p>
          </table:table-cell>
          <table:table-cell office:value-type="float" office:value="0.0104213">
            <text:p>0.01042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12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0197101">
            <text:p>0.00197101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office:value-type="float" office:value="0.00196653">
            <text:p>0.0019665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12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table:style-name="ce2" office:value-type="float" office:value="0.0000429153">
            <text:p>4.29E-05</text:p>
          </table:table-cell>
          <table:table-cell table:style-name="ce2" office:value-type="float" office:value="0.000038147">
            <text:p>3.81E-05</text:p>
          </table:table-cell>
          <table:table-cell table:style-name="ce2" office:value-type="float" office:value="0.0000128746">
            <text:p>1.29E-05</text:p>
          </table:table-cell>
          <table:table-cell table:style-name="ce2" office:value-type="float" office:value="0.0000119209">
            <text:p>1.19E-05</text:p>
          </table:table-cell>
          <table:table-cell office:value-type="float" office:value="0.000790119">
            <text:p>0.000790119</text:p>
          </table:table-cell>
          <table:table-cell office:value-type="float" office:value="0.000147104">
            <text:p>0.000147104</text:p>
          </table:table-cell>
          <table:table-cell office:value-type="float" office:value="0.00104308">
            <text:p>0.00104308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44256">
            <text:p>4.43E-05</text:p>
          </table:table-cell>
          <table:table-cell table:style-name="ce2" office:value-type="float" office:value="0.00005664">
            <text:p>5.66E-05</text:p>
          </table:table-cell>
          <table:table-cell table:style-name="ce2" office:value-type="float" office:value="0.000048416">
            <text:p>4.84E-05</text:p>
          </table:table-cell>
          <table:table-cell table:style-name="ce2" office:value-type="float" office:value="0.000021984">
            <text:p>2.20E-05</text:p>
          </table:table-cell>
          <table:table-cell office:value-type="float" office:value="0.000883616">
            <text:p>0.000883616</text:p>
          </table:table-cell>
          <table:table-cell table:style-name="ce2" office:value-type="float" office:value="0.000042016">
            <text:p>4.20E-05</text:p>
          </table:table-cell>
          <table:table-cell office:value-type="float" office:value="0.00109693">
            <text:p>0.0010969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12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167847">
            <text:p>0.000167847</text:p>
          </table:table-cell>
          <table:table-cell office:value-type="float" office:value="0.000386953">
            <text:p>0.000386953</text:p>
          </table:table-cell>
          <table:table-cell table:style-name="ce2" office:value-type="float" office:value="0.0000150204">
            <text:p>1.50E-05</text:p>
          </table:table-cell>
          <table:table-cell table:style-name="ce2" office:value-type="float" office:value="0.0000119209">
            <text:p>1.19E-05</text:p>
          </table:table-cell>
          <table:table-cell table:style-name="ce2" office:value-type="float" office:value="0.00000786781">
            <text:p>7.87E-06</text:p>
          </table:table-cell>
          <table:table-cell table:style-name="ce2" office:value-type="float" office:value="0.0000610352">
            <text:p>6.10E-05</text:p>
          </table:table-cell>
          <table:table-cell office:value-type="float" office:value="0.000650644">
            <text:p>0.000650644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167008">
            <text:p>0.000167008</text:p>
          </table:table-cell>
          <table:table-cell office:value-type="float" office:value="0.000400864">
            <text:p>0.000400864</text:p>
          </table:table-cell>
          <table:table-cell table:style-name="ce2" office:value-type="float" office:value="0.00002384">
            <text:p>2.38E-05</text:p>
          </table:table-cell>
          <table:table-cell table:style-name="ce2" office:value-type="float" office:value="0.000086144">
            <text:p>8.61E-05</text:p>
          </table:table-cell>
          <table:table-cell table:style-name="ce2" office:value-type="float" office:value="0.000033088">
            <text:p>3.31E-05</text:p>
          </table:table-cell>
          <table:table-cell table:style-name="ce2" office:value-type="float" office:value="0.000062848">
            <text:p>6.28E-05</text:p>
          </table:table-cell>
          <table:table-cell office:value-type="float" office:value="0.000773792">
            <text:p>0.00077379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256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0131702">
            <text:p>0.00131702</text:p>
          </table:table-cell>
          <table:table-cell office:value-type="float" office:value="0.0214009">
            <text:p>0.0214009</text:p>
          </table:table-cell>
          <table:table-cell office:value-type="float" office:value="0.00027895">
            <text:p>0.00027895</text:p>
          </table:table-cell>
          <table:table-cell office:value-type="float" office:value="0.000316143">
            <text:p>0.000316143</text:p>
          </table:table-cell>
          <table:table-cell office:value-type="float" office:value="0.023313">
            <text:p>0.0233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256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412941">
            <text:p>0.000412941</text:p>
          </table:table-cell>
          <table:table-cell table:style-name="ce2" office:value-type="float" office:value="0.0000810623">
            <text:p>8.11E-05</text:p>
          </table:table-cell>
          <table:table-cell office:value-type="float" office:value="0.016947">
            <text:p>0.016947</text:p>
          </table:table-cell>
          <table:table-cell office:value-type="float" office:value="0.00070405">
            <text:p>0.00070405</text:p>
          </table:table-cell>
          <table:table-cell office:value-type="float" office:value="0.0181451">
            <text:p>0.018145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2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0323296">
            <text:p>0.00323296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office:value-type="float" office:value="0.00323779">
            <text:p>0.0032377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2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table:style-name="ce2" office:value-type="float" office:value="0.0000658035">
            <text:p>6.58E-05</text:p>
          </table:table-cell>
          <table:table-cell table:style-name="ce2" office:value-type="float" office:value="0.0000391006">
            <text:p>3.91E-05</text:p>
          </table:table-cell>
          <table:table-cell table:style-name="ce2" office:value-type="float" office:value="0.0000119209">
            <text:p>1.19E-05</text:p>
          </table:table-cell>
          <table:table-cell table:style-name="ce2" office:value-type="float" office:value="0.0000109673">
            <text:p>1.10E-05</text:p>
          </table:table-cell>
          <table:table-cell office:value-type="float" office:value="0.0010581">
            <text:p>0.0010581</text:p>
          </table:table-cell>
          <table:table-cell office:value-type="float" office:value="0.00029707">
            <text:p>0.00029707</text:p>
          </table:table-cell>
          <table:table-cell office:value-type="float" office:value="0.00148296">
            <text:p>0.00148296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table:style-name="ce2" office:value-type="float" office:value="0.000087648">
            <text:p>8.76E-05</text:p>
          </table:table-cell>
          <table:table-cell office:value-type="float" office:value="0.000124416">
            <text:p>0.000124416</text:p>
          </table:table-cell>
          <table:table-cell office:value-type="float" office:value="0.00019072">
            <text:p>0.00019072</text:p>
          </table:table-cell>
          <table:table-cell table:style-name="ce2" office:value-type="float" office:value="0.000067744">
            <text:p>6.77E-05</text:p>
          </table:table-cell>
          <table:table-cell office:value-type="float" office:value="0.0013031">
            <text:p>0.0013031</text:p>
          </table:table-cell>
          <table:table-cell table:style-name="ce2" office:value-type="float" office:value="0.000044">
            <text:p>4.40E-05</text:p>
          </table:table-cell>
          <table:table-cell office:value-type="float" office:value="0.00181763">
            <text:p>0.001817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2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216961">
            <text:p>0.000216961</text:p>
          </table:table-cell>
          <table:table-cell office:value-type="float" office:value="0.00120091">
            <text:p>0.00120091</text:p>
          </table:table-cell>
          <table:table-cell table:style-name="ce2" office:value-type="float" office:value="0.0000150204">
            <text:p>1.50E-05</text:p>
          </table:table-cell>
          <table:table-cell table:style-name="ce2" office:value-type="float" office:value="0.0000121593">
            <text:p>1.22E-05</text:p>
          </table:table-cell>
          <table:table-cell table:style-name="ce2" office:value-type="float" office:value="0.00000715256">
            <text:p>7.15E-06</text:p>
          </table:table-cell>
          <table:table-cell office:value-type="float" office:value="0.000204086">
            <text:p>0.000204086</text:p>
          </table:table-cell>
          <table:table-cell office:value-type="float" office:value="0.00165629">
            <text:p>0.00165629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213664">
            <text:p>0.000213664</text:p>
          </table:table-cell>
          <table:table-cell office:value-type="float" office:value="0.00125894">
            <text:p>0.00125894</text:p>
          </table:table-cell>
          <table:table-cell table:style-name="ce2" office:value-type="float" office:value="0.000066368">
            <text:p>6.64E-05</text:p>
          </table:table-cell>
          <table:table-cell office:value-type="float" office:value="0.000315392">
            <text:p>0.000315392</text:p>
          </table:table-cell>
          <table:table-cell office:value-type="float" office:value="0.000100928">
            <text:p>0.000100928</text:p>
          </table:table-cell>
          <table:table-cell office:value-type="float" office:value="0.000206272">
            <text:p>0.000206272</text:p>
          </table:table-cell>
          <table:table-cell office:value-type="float" office:value="0.00216157">
            <text:p>0.0021615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512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0526619">
            <text:p>0.00526619</text:p>
          </table:table-cell>
          <table:table-cell office:value-type="float" office:value="0.0687931">
            <text:p>0.0687931</text:p>
          </table:table-cell>
          <table:table-cell office:value-type="float" office:value="0.00109696">
            <text:p>0.00109696</text:p>
          </table:table-cell>
          <table:table-cell office:value-type="float" office:value="0.00108099">
            <text:p>0.00108099</text:p>
          </table:table-cell>
          <table:table-cell office:value-type="float" office:value="0.0762372">
            <text:p>0.076237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512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134397">
            <text:p>0.00134397</text:p>
          </table:table-cell>
          <table:table-cell office:value-type="float" office:value="0.000323057">
            <text:p>0.000323057</text:p>
          </table:table-cell>
          <table:table-cell office:value-type="float" office:value="0.0682001">
            <text:p>0.0682001</text:p>
          </table:table-cell>
          <table:table-cell office:value-type="float" office:value="0.00284314">
            <text:p>0.00284314</text:p>
          </table:table-cell>
          <table:table-cell office:value-type="float" office:value="0.0727103">
            <text:p>0.072710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512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0841403">
            <text:p>0.00841403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office:value-type="float" office:value="0.00841322">
            <text:p>0.008413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512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170946">
            <text:p>0.000170946</text:p>
          </table:table-cell>
          <table:table-cell table:style-name="ce2" office:value-type="float" office:value="0.0000431538">
            <text:p>4.32E-05</text:p>
          </table:table-cell>
          <table:table-cell table:style-name="ce2" office:value-type="float" office:value="0.00000715256">
            <text:p>7.15E-06</text:p>
          </table:table-cell>
          <table:table-cell table:style-name="ce2" office:value-type="float" office:value="0.00000596046">
            <text:p>5.96E-06</text:p>
          </table:table-cell>
          <table:table-cell office:value-type="float" office:value="0.00180006">
            <text:p>0.00180006</text:p>
          </table:table-cell>
          <table:table-cell office:value-type="float" office:value="0.000931025">
            <text:p>0.000931025</text:p>
          </table:table-cell>
          <table:table-cell office:value-type="float" office:value="0.0029583">
            <text:p>0.0029583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282048">
            <text:p>0.000282048</text:p>
          </table:table-cell>
          <table:table-cell office:value-type="float" office:value="0.000374816">
            <text:p>0.000374816</text:p>
          </table:table-cell>
          <table:table-cell office:value-type="float" office:value="0.000713248">
            <text:p>0.000713248</text:p>
          </table:table-cell>
          <table:table-cell office:value-type="float" office:value="0.000236992">
            <text:p>0.000236992</text:p>
          </table:table-cell>
          <table:table-cell office:value-type="float" office:value="0.00267222">
            <text:p>0.00267222</text:p>
          </table:table-cell>
          <table:table-cell table:style-name="ce2" office:value-type="float" office:value="0.000049248">
            <text:p>4.92E-05</text:p>
          </table:table-cell>
          <table:table-cell office:value-type="float" office:value="0.00432858">
            <text:p>0.004328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512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210047">
            <text:p>0.000210047</text:p>
          </table:table-cell>
          <table:table-cell office:value-type="float" office:value="0.00215006">
            <text:p>0.00215006</text:p>
          </table:table-cell>
          <table:table-cell table:style-name="ce2" office:value-type="float" office:value="0.0000100136">
            <text:p>1.00E-05</text:p>
          </table:table-cell>
          <table:table-cell table:style-name="ce2" office:value-type="float" office:value="0.00000691414">
            <text:p>6.91E-06</text:p>
          </table:table-cell>
          <table:table-cell table:style-name="ce2" office:value-type="float" office:value="0.00000405312">
            <text:p>4.05E-06</text:p>
          </table:table-cell>
          <table:table-cell office:value-type="float" office:value="0.000432968">
            <text:p>0.000432968</text:p>
          </table:table-cell>
          <table:table-cell office:value-type="float" office:value="0.00281405">
            <text:p>0.00281405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212992">
            <text:p>0.000212992</text:p>
          </table:table-cell>
          <table:table-cell office:value-type="float" office:value="0.00244586">
            <text:p>0.00244586</text:p>
          </table:table-cell>
          <table:table-cell office:value-type="float" office:value="0.000215904">
            <text:p>0.000215904</text:p>
          </table:table-cell>
          <table:table-cell office:value-type="float" office:value="0.00121501">
            <text:p>0.00121501</text:p>
          </table:table-cell>
          <table:table-cell office:value-type="float" office:value="0.000368992">
            <text:p>0.000368992</text:p>
          </table:table-cell>
          <table:table-cell office:value-type="float" office:value="0.000433568">
            <text:p>0.000433568</text:p>
          </table:table-cell>
          <table:table-cell office:value-type="float" office:value="0.00489232">
            <text:p>0.0048923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768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116401">
            <text:p>0.0116401</text:p>
          </table:table-cell>
          <table:table-cell office:value-type="float" office:value="0.139632">
            <text:p>0.139632</text:p>
          </table:table-cell>
          <table:table-cell office:value-type="float" office:value="0.00231791">
            <text:p>0.00231791</text:p>
          </table:table-cell>
          <table:table-cell office:value-type="float" office:value="0.00234818">
            <text:p>0.00234818</text:p>
          </table:table-cell>
          <table:table-cell office:value-type="float" office:value="0.155938">
            <text:p>0.15593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768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57802">
            <text:p>0.00257802</text:p>
          </table:table-cell>
          <table:table-cell office:value-type="float" office:value="0.000810146">
            <text:p>0.000810146</text:p>
          </table:table-cell>
          <table:table-cell office:value-type="float" office:value="0.15131">
            <text:p>0.15131</text:p>
          </table:table-cell>
          <table:table-cell office:value-type="float" office:value="0.00638223">
            <text:p>0.00638223</text:p>
          </table:table-cell>
          <table:table-cell office:value-type="float" office:value="0.161081">
            <text:p>0.16108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76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0841904">
            <text:p>0.00841904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office:value-type="float" office:value="0.00857062">
            <text:p>0.0085706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76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265837">
            <text:p>0.000265837</text:p>
          </table:table-cell>
          <table:table-cell table:style-name="ce2" office:value-type="float" office:value="0.0000319481">
            <text:p>3.19E-05</text:p>
          </table:table-cell>
          <table:table-cell table:style-name="ce2" office:value-type="float" office:value="0.0000112057">
            <text:p>1.12E-05</text:p>
          </table:table-cell>
          <table:table-cell table:style-name="ce2" office:value-type="float" office:value="0.0000169277">
            <text:p>1.69E-05</text:p>
          </table:table-cell>
          <table:table-cell office:value-type="float" office:value="0.00335312">
            <text:p>0.00335312</text:p>
          </table:table-cell>
          <table:table-cell office:value-type="float" office:value="0.00392485">
            <text:p>0.00392485</text:p>
          </table:table-cell>
          <table:table-cell office:value-type="float" office:value="0.00760388">
            <text:p>0.00760388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437696">
            <text:p>0.000437696</text:p>
          </table:table-cell>
          <table:table-cell office:value-type="float" office:value="0.000782432">
            <text:p>0.000782432</text:p>
          </table:table-cell>
          <table:table-cell office:value-type="float" office:value="0.00159891">
            <text:p>0.00159891</text:p>
          </table:table-cell>
          <table:table-cell office:value-type="float" office:value="0.000523808">
            <text:p>0.000523808</text:p>
          </table:table-cell>
          <table:table-cell office:value-type="float" office:value="0.00505786">
            <text:p>0.00505786</text:p>
          </table:table-cell>
          <table:table-cell office:value-type="float" office:value="0.000815232">
            <text:p>0.000815232</text:p>
          </table:table-cell>
          <table:table-cell office:value-type="float" office:value="0.00921594">
            <text:p>0.0092159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768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250816">
            <text:p>0.000250816</text:p>
          </table:table-cell>
          <table:table-cell office:value-type="float" office:value="0.00383186">
            <text:p>0.00383186</text:p>
          </table:table-cell>
          <table:table-cell table:style-name="ce2" office:value-type="float" office:value="0.0000200272">
            <text:p>2.00E-05</text:p>
          </table:table-cell>
          <table:table-cell table:style-name="ce2" office:value-type="float" office:value="0.00000596046">
            <text:p>5.96E-06</text:p>
          </table:table-cell>
          <table:table-cell table:style-name="ce2" office:value-type="float" office:value="0.00000500679">
            <text:p>5.01E-06</text:p>
          </table:table-cell>
          <table:table-cell office:value-type="float" office:value="0.000846148">
            <text:p>0.000846148</text:p>
          </table:table-cell>
          <table:table-cell office:value-type="float" office:value="0.00495982">
            <text:p>0.00495982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255168">
            <text:p>0.000255168</text:p>
          </table:table-cell>
          <table:table-cell office:value-type="float" office:value="0.0040153">
            <text:p>0.0040153</text:p>
          </table:table-cell>
          <table:table-cell office:value-type="float" office:value="0.000476224">
            <text:p>0.000476224</text:p>
          </table:table-cell>
          <table:table-cell office:value-type="float" office:value="0.00271738">
            <text:p>0.00271738</text:p>
          </table:table-cell>
          <table:table-cell office:value-type="float" office:value="0.000811776">
            <text:p>0.000811776</text:p>
          </table:table-cell>
          <table:table-cell office:value-type="float" office:value="0.000854656">
            <text:p>0.000854656</text:p>
          </table:table-cell>
          <table:table-cell office:value-type="float" office:value="0.0091305">
            <text:p>0.009130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1024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164461">
            <text:p>0.0164461</text:p>
          </table:table-cell>
          <table:table-cell office:value-type="float" office:value="0.245147">
            <text:p>0.245147</text:p>
          </table:table-cell>
          <table:table-cell office:value-type="float" office:value="0.004143">
            <text:p>0.004143</text:p>
          </table:table-cell>
          <table:table-cell office:value-type="float" office:value="0.00397682">
            <text:p>0.00397682</text:p>
          </table:table-cell>
          <table:table-cell office:value-type="float" office:value="0.269713">
            <text:p>0.2697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1024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458598">
            <text:p>0.00458598</text:p>
          </table:table-cell>
          <table:table-cell office:value-type="float" office:value="0.00143909">
            <text:p>0.00143909</text:p>
          </table:table-cell>
          <table:table-cell office:value-type="float" office:value="0.265789">
            <text:p>0.265789</text:p>
          </table:table-cell>
          <table:table-cell office:value-type="float" office:value="0.011224">
            <text:p>0.011224</text:p>
          </table:table-cell>
          <table:table-cell office:value-type="float" office:value="0.283038">
            <text:p>0.2830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1024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155072">
            <text:p>0.0155072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office:value-type="float" office:value="0.0160068">
            <text:p>0.01600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1024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481844">
            <text:p>0.000481844</text:p>
          </table:table-cell>
          <table:table-cell table:style-name="ce2" office:value-type="float" office:value="0.0000269413">
            <text:p>2.69E-05</text:p>
          </table:table-cell>
          <table:table-cell table:style-name="ce2" office:value-type="float" office:value="0.00000691414">
            <text:p>6.91E-06</text:p>
          </table:table-cell>
          <table:table-cell table:style-name="ce2" office:value-type="float" office:value="0.0000140667">
            <text:p>1.41E-05</text:p>
          </table:table-cell>
          <table:table-cell office:value-type="float" office:value="0.00542688">
            <text:p>0.00542688</text:p>
          </table:table-cell>
          <table:table-cell office:value-type="float" office:value="0.00320816">
            <text:p>0.00320816</text:p>
          </table:table-cell>
          <table:table-cell office:value-type="float" office:value="0.00916481">
            <text:p>0.00916481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653504">
            <text:p>0.000653504</text:p>
          </table:table-cell>
          <table:table-cell office:value-type="float" office:value="0.00137165">
            <text:p>0.00137165</text:p>
          </table:table-cell>
          <table:table-cell office:value-type="float" office:value="0.00282006">
            <text:p>0.00282006</text:p>
          </table:table-cell>
          <table:table-cell office:value-type="float" office:value="0.000921984">
            <text:p>0.000921984</text:p>
          </table:table-cell>
          <table:table-cell office:value-type="float" office:value="0.00822979">
            <text:p>0.00822979</text:p>
          </table:table-cell>
          <table:table-cell table:style-name="ce2" office:value-type="float" office:value="0.00006016">
            <text:p>6.02E-05</text:p>
          </table:table-cell>
          <table:table-cell office:value-type="float" office:value="0.0140572">
            <text:p>0.014057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1024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260115">
            <text:p>0.000260115</text:p>
          </table:table-cell>
          <table:table-cell office:value-type="float" office:value="0.00645304">
            <text:p>0.00645304</text:p>
          </table:table-cell>
          <table:table-cell table:style-name="ce2" office:value-type="float" office:value="0.0000209808">
            <text:p>2.10E-05</text:p>
          </table:table-cell>
          <table:table-cell table:style-name="ce2" office:value-type="float" office:value="0.00000691414">
            <text:p>6.91E-06</text:p>
          </table:table-cell>
          <table:table-cell table:style-name="ce2" office:value-type="float" office:value="0.00000715256">
            <text:p>7.15E-06</text:p>
          </table:table-cell>
          <table:table-cell office:value-type="float" office:value="0.00144815">
            <text:p>0.00144815</text:p>
          </table:table-cell>
          <table:table-cell office:value-type="float" office:value="0.00819635">
            <text:p>0.00819635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26416">
            <text:p>0.00026416</text:p>
          </table:table-cell>
          <table:table-cell office:value-type="float" office:value="0.0066752">
            <text:p>0.0066752</text:p>
          </table:table-cell>
          <table:table-cell office:value-type="float" office:value="0.000829792">
            <text:p>0.000829792</text:p>
          </table:table-cell>
          <table:table-cell office:value-type="float" office:value="0.00482691">
            <text:p>0.00482691</text:p>
          </table:table-cell>
          <table:table-cell office:value-type="float" office:value="0.0014465">
            <text:p>0.0014465</text:p>
          </table:table-cell>
          <table:table-cell office:value-type="float" office:value="0.00279894">
            <text:p>0.00279894</text:p>
          </table:table-cell>
          <table:table-cell office:value-type="float" office:value="0.0168415">
            <text:p>0.01684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encode:Lena2056.bmp</text:p>
          </table:table-cell>
          <table:table-cell table:number-columns-repeated="1023"/>
        </table:table-row>
        <table:table-row table:style-name="ro1"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0.0381761">
            <text:p>0.0381761</text:p>
          </table:table-cell>
          <table:table-cell office:value-type="float" office:value="0.97728">
            <text:p>0.97728</text:p>
          </table:table-cell>
          <table:table-cell office:value-type="float" office:value="0.0165062">
            <text:p>0.0165062</text:p>
          </table:table-cell>
          <table:table-cell office:value-type="float" office:value="0.0150599">
            <text:p>0.0150599</text:p>
          </table:table-cell>
          <table:table-cell office:value-type="float" office:value="1.04702">
            <text:p>1.047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u decode:Lena2056.bmp</text:p>
          </table:table-cell>
          <table:table-cell table:number-columns-repeated="1023"/>
        </table:table-row>
        <table:table-row table:style-name="ro1"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49169">
            <text:p>0.0149169</text:p>
          </table:table-cell>
          <table:table-cell office:value-type="float" office:value="0.00570893">
            <text:p>0.00570893</text:p>
          </table:table-cell>
          <table:table-cell office:value-type="float" office:value="1.08979">
            <text:p>1.08979</text:p>
          </table:table-cell>
          <table:table-cell office:value-type="float" office:value="0.0451162">
            <text:p>0.0451162</text:p>
          </table:table-cell>
          <table:table-cell office:value-type="float" office:value="1.15553">
            <text:p>1.155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preprocess:Lena20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float" office:value="0.0445468">
            <text:p>0.0445468</text:p>
          </table:table-cell>
          <table:table-cell table:number-columns-repeated="1022"/>
        </table:table-row>
        <table:table-row table:style-name="ro1">
          <table:table-cell office:value-type="string">
            <text:p>gpu</text:p>
          </table:table-cell>
          <table:table-cell office:value-type="float" office:value="0.0472279">
            <text:p>0.047227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encode:Lena20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ansfer memory</text:p>
          </table:table-cell>
          <table:table-cell office:value-type="string">
            <text:p>color conversion</text:p>
          </table:table-cell>
          <table:table-cell office:value-type="string">
            <text:p>DCT</text:p>
          </table:table-cell>
          <table:table-cell office:value-type="string">
            <text:p>zig_quantize</text:p>
          </table:table-cell>
          <table:table-cell office:value-type="string">
            <text:p>huffma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214386">
            <text:p>0.00214386</text:p>
          </table:table-cell>
          <table:table-cell table:style-name="ce2" office:value-type="float" office:value="0.0000400543">
            <text:p>4.01E-05</text:p>
          </table:table-cell>
          <table:table-cell table:style-name="ce2" office:value-type="float" office:value="0.0000789165">
            <text:p>7.89E-05</text:p>
          </table:table-cell>
          <table:table-cell table:style-name="ce2" office:value-type="float" office:value="0.0000128746">
            <text:p>1.29E-05</text:p>
          </table:table-cell>
          <table:table-cell office:value-type="float" office:value="0.0137482">
            <text:p>0.0137482</text:p>
          </table:table-cell>
          <table:table-cell office:value-type="float" office:value="0.0066359">
            <text:p>0.0066359</text:p>
          </table:table-cell>
          <table:table-cell office:value-type="float" office:value="0.0226598">
            <text:p>0.0226598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229869">
            <text:p>0.00229869</text:p>
          </table:table-cell>
          <table:table-cell office:value-type="float" office:value="0.00546762">
            <text:p>0.00546762</text:p>
          </table:table-cell>
          <table:table-cell table:style-name="ce2" office:value-type="float" office:value="0.000078432">
            <text:p>7.84E-05</text:p>
          </table:table-cell>
          <table:table-cell office:value-type="float" office:value="0.00125101">
            <text:p>0.00125101</text:p>
          </table:table-cell>
          <table:table-cell office:value-type="float" office:value="0.0203084">
            <text:p>0.0203084</text:p>
          </table:table-cell>
          <table:table-cell table:style-name="ce2" office:value-type="float" office:value="0.000069152">
            <text:p>6.92E-05</text:p>
          </table:table-cell>
          <table:table-cell office:value-type="float" office:value="0.0294733">
            <text:p>0.029473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pu decode:Lena2056.bm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llocation</text:p>
          </table:table-cell>
          <table:table-cell office:value-type="string">
            <text:p>huffman</text:p>
          </table:table-cell>
          <table:table-cell office:value-type="string">
            <text:p>zig_quantize</text:p>
          </table:table-cell>
          <table:table-cell office:value-type="string">
            <text:p>Inv-DCT</text:p>
          </table:table-cell>
          <table:table-cell office:value-type="string">
            <text:p>color conversion</text:p>
          </table:table-cell>
          <table:table-cell office:value-type="string">
            <text:p>transfer memory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>
            <text:p>cpu</text:p>
          </table:table-cell>
          <table:table-cell office:value-type="float" office:value="0.00082612">
            <text:p>0.00082612</text:p>
          </table:table-cell>
          <table:table-cell office:value-type="float" office:value="0.017513">
            <text:p>0.017513</text:p>
          </table:table-cell>
          <table:table-cell table:style-name="ce2" office:value-type="float" office:value="0.0000400543">
            <text:p>4.01E-05</text:p>
          </table:table-cell>
          <table:table-cell table:style-name="ce2" office:value-type="float" office:value="0.0000219345">
            <text:p>2.19E-05</text:p>
          </table:table-cell>
          <table:table-cell table:style-name="ce2" office:value-type="float" office:value="0.00000405312">
            <text:p>4.05E-06</text:p>
          </table:table-cell>
          <table:table-cell office:value-type="float" office:value="0.00505304">
            <text:p>0.00505304</text:p>
          </table:table-cell>
          <table:table-cell office:value-type="float" office:value="0.0234582">
            <text:p>0.0234582</text:p>
          </table:table-cell>
          <table:table-cell table:number-columns-repeated="1016"/>
        </table:table-row>
        <table:table-row table:style-name="ro1">
          <table:table-cell office:value-type="string">
            <text:p>gpu</text:p>
          </table:table-cell>
          <table:table-cell office:value-type="float" office:value="0.000953888">
            <text:p>0.000953888</text:p>
          </table:table-cell>
          <table:table-cell office:value-type="float" office:value="0.017667">
            <text:p>0.017667</text:p>
          </table:table-cell>
          <table:table-cell office:value-type="float" office:value="0.00114762">
            <text:p>0.00114762</text:p>
          </table:table-cell>
          <table:table-cell table:style-name="ce2" office:value-type="float" office:value="0.000022208">
            <text:p>2.22E-05</text:p>
          </table:table-cell>
          <table:table-cell office:value-type="float" office:value="0.00511574">
            <text:p>0.00511574</text:p>
          </table:table-cell>
          <table:table-cell office:value-type="float" office:value="0.00505466">
            <text:p>0.00505466</text:p>
          </table:table-cell>
          <table:table-cell office:value-type="float" office:value="0.0299611">
            <text:p>0.0299611</text:p>
          </table:table-cell>
          <table:table-cell table:number-columns-repeated="1016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 Condensed" style:language-asian="ja" style:country-asian="JP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2012/10/02</text:date>, <text:time>10:3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2T10:38:13</dc:date>
    <dc:creator>momma </dc:creator>
    <meta:document-statistic meta:table-count="1" meta:cell-count="546" meta:object-count="0"/>
    <meta:generator>LibreOffice/3.4$Unix LibreOffice_project/340m1$Build-402</meta:generator>
  </office:meta>
</office:document-meta>
</file>